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Heading_20_1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officeooo:rsid="00177a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a0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62 </text:span><text:span text:style-name="T3">– </text:span><text:span text:style-name="T2">EDITOR DE TEXTOS VI 03 - MOVIMENTAÇÃO PELA TELA, INÍCIO E FIM DE ARQUIVO</text:span></text:h>
      <text:p text:style-name="P1"><text:span text:style-name="T2"/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5:36:27.048126308</meta:creation-date>
    <dc:date>2020-05-02T15:53:52.995214154</dc:date>
    <meta:editing-duration>PT7M12S</meta:editing-duration>
    <meta:editing-cycles>1</meta:editing-cycles>
    <meta:document-statistic meta:table-count="0" meta:image-count="0" meta:object-count="0" meta:page-count="1" meta:paragraph-count="1" meta:word-count="15" meta:character-count="77" meta:non-whitespace-character-count="62"/>
    <meta:generator>LibreOffice/6.3.5.2$Linux_X86_64 LibreOffice_project/30$Build-2</meta:generator>
  </office:meta>
</office:document-meta>
</file>